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elAndViewMethodReturnValueHandlerTests.getReturnValueParam( String metho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delAndViewMethodReturnValueHandlerTests.supportsRetur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delAndViewMethodReturnValueHandl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delAndViewMethodReturnValueHandlerTests.view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AndViewMethodReturnValueHandlerTests.handleRedirectAttributesWithCustom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odelAndViewMethodReturnValueHandlerTests.handleViewRefer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delAndViewMethodReturnValueHandlerTests.handleRedirectAttributesWithoutRedir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odelAndViewMethodReturnValueHandlerTests.handleRedirectAttributesWithViewRefer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odelAndViewMethodReturnValueHandlerTests.handle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delAndViewMethodReturnValueHandlerTests.handleView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delAndViewMethodReturnValueHandlerTests.handleRedirectAttributesWithView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odelAndViewMethodReturnValueHandlerTests.modelAndVi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AndViewMethodReturnValueHandlerTests.handleRedirectWithIgnoreDefault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